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9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rear Diari de Treball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modelar barra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Netejar codi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dactar portada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omençar desenvolupament carrusel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anviar paleta colors i disseny general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Briefing al Mar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rear noves pàgines (RA1)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omençar a arreglar animacions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Ajut amb HTML al Marc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Reestilitzar capses de text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paleta colors i fons de pantalla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fegir i formatejar tot el contingut de la introducció a la RA2</text:p>
          </table:table-cell>
          <table:table-cell table:style-name="ce4" office:value-type="string" calcext:value-type="string">
            <text:p>Pau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CSS dels títols i carrusel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ntribucions al contingut de la introducció RA2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rregir carrusel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abar de corregir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rear HTMLs pels 5 apartats de la RA2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Modificar apartats prevenció de risco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Posar icona en el títol i en el navegador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Fer que tots els apartats siguin consistent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Desenvolupar l’aspecte visual de la web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Expandir diversos apartats de la RA2</text:p>
          </table:table-cell>
          <table:table-cell table:style-name="ce4" office:value-type="string" calcext:value-type="string">
            <text:p>Moussa i Pau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Corregir errors i començar a afegir continguts del llibre físi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Arreglar direcció elements i barra navegació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Dividir CSS en variables i canviar paleta</text:p>
          </table:table-cell>
          <table:table-cell table:style-name="ce4" office:value-type="string" calcext:value-type="string">
            <text:p>Alex i Javi</text:p>
          </table:table-cell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Afegir continguts PRL</text:p>
          </table:table-cell>
          <table:table-cell table:style-name="ce4" office:value-type="string" calcext:value-type="string">
            <text:p>Alex, Moussa i 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2-03" calcext:value-type="date">
            <text:p>03/12/24</text:p>
          </table:table-cell>
          <table:table-cell table:style-name="ce4" office:value-type="string" calcext:value-type="string">
            <text:p>Avançar la pujada de continguts de la Unitat 1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3" table:number-columns-repeated="3"/>
        </table:table-row>
        <table:table-row table:style-name="ro1" table:number-rows-repeated="3">
          <table:table-cell table:style-name="ce4" table:number-columns-repeated="3"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21:06:45.021251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00:38.122790648</meta:creation-date>
    <dc:date>2024-12-03T21:07:19.209188335</dc:date>
    <meta:editing-duration>PT44M18S</meta:editing-duration>
    <meta:editing-cycles>8</meta:editing-cycles>
    <meta:generator>LibreOffice/24.2.6.2$Linux_X86_64 LibreOffice_project/420$Build-2</meta:generator>
    <meta:document-statistic meta:table-count="1" meta:cell-count="87" meta:object-count="0"/>
  </office:meta>
</office:document-meta>
</file>